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500000165698D5A15E111C8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915cm" svg:height="11.913cm" svg:x="0cm" svg:y="0cm">
          <draw:image xlink:href="Pictures/100000000000034500000165698D5A15E111C89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11.9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7T22:20:06.593000000</meta:creation-date>
    <dc:date>2022-06-09T22:14:33.081000000</dc:date>
    <meta:editing-duration>PT8M55S</meta:editing-duration>
    <meta:editing-cycles>2</meta:editing-cycles>
    <meta:generator>LibreOffice/7.2.5.2$Windows_X86_64 LibreOffice_project/499f9727c189e6ef3471021d6132d4c694f357e5</meta:generator>
    <meta:document-statistic meta:object-count="1"/>
  </office:meta>
</office:document-meta>
</file>